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0%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0%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a3a3a" loext:opacity="100%" style:font-name="Montserrat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10%" fo:orphans="2" fo:widows="2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a3a3a" loext:opacity="100%" style:font-name="Montserrat" fo:font-size="10.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a3a3a" loext:opacity="100%" style:font-name="Montserrat" fo:font-size="10.5pt" fo:letter-spacing="normal" fo:font-style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a3a3a" loext:opacity="100%" style:font-name="Montserrat" fo:font-size="10.5pt" fo:letter-spacing="normal" fo:font-style="normal" fo:font-weight="normal"/>
    </style:style>
    <style:style style:name="P10" style:family="paragraph" style:parent-style-name="Text_20_body" style:list-style-name="L6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1" style:family="paragraph" style:parent-style-name="Text_20_body" style:list-style-name="L6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a3a3a" loext:opacity="100%" style:font-name="Montserrat" fo:font-size="10.5pt" fo:letter-spacing="normal" fo:font-style="normal" fo:font-weight="normal"/>
    </style:style>
    <style:style style:name="P12" style:family="paragraph" style:parent-style-name="Text_20_body" style:list-style-name="L7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a3a3a" loext:opacity="100%" style:font-name="Montserrat" fo:letter-spacing="normal" fo:font-style="normal" fo:font-weight="bold"/>
    </style:style>
    <style:style style:name="T2" style:family="text">
      <style:text-properties fo:font-variant="normal" fo:text-transform="none" fo:color="#3a3a3a" loext:opacity="100%" style:font-name="Montserrat" fo:font-size="10.5pt" fo:letter-spacing="normal" fo:font-style="normal" fo:font-weight="normal"/>
    </style:style>
    <style:style style:name="T3" style:family="text">
      <style:text-properties fo:font-variant="normal" fo:text-transform="none" fo:color="#3a3a3a" loext:opacity="100%" style:font-name="Montserrat" fo:font-size="10.5pt" fo:letter-spacing="normal" fo:font-style="normal" fo:font-weight="bold"/>
    </style:style>
    <style:style style:name="T4" style:family="text">
      <style:text-properties fo:font-variant="normal" fo:text-transform="none" fo:color="#3a3a3a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Cenário Proposto – Sistema Omnichannel para Clínica Médica</text:span></text:span></text:h>
      <text:h text:style-name="P2" text:outline-level="2"><text:span text:style-name="Strong_20_Emphasis"><text:span text:style-name="T1">1. Contexto da Clínica</text:span></text:span></text:h>
      <text:list text:style-name="L1">
        <text:list-item>
          <text:p text:style-name="P3">Clínica de médio porte com várias especialidades médicas.</text:p>
        </text:list-item>
        <text:list-item>
          <text:p text:style-name="P3">Grande volume de pacientes que entram em contato diariamente.</text:p>
        </text:list-item>
        <text:list-item>
          <text:p text:style-name="P3">Atendimentos feitos hoje de forma dispersa (telefone, WhatsApp, e-mail, redes sociais).</text:p>
        </text:list-item>
        <text:list-item>
          <text:p text:style-name="P3">Falta de integração dificulta acompanhar histórico de pacientes e medir desempenho dos atendentes.</text:p>
        </text:list-item>
      </text:list>
      <text:p text:style-name="Horizontal_20_Line"/>
      <text:h text:style-name="P2" text:outline-level="2"><text:span text:style-name="Strong_20_Emphasis"><text:span text:style-name="T1">2. Objetivo do Sistema</text:span></text:span></text:h>
      <text:p text:style-name="P4"><text:span text:style-name="T2">Criar um </text:span><text:span text:style-name="Strong_20_Emphasis"><text:span text:style-name="T3">sistema omnichannel</text:span></text:span><text:span text:style-name="T2"> centralizado que unifique os canais de atendimento da clínica, permitindo que:</text:span></text:p>
      <text:list text:style-name="L2">
        <text:list-item>
          <text:p text:style-name="P5"><text:span text:style-name="Strong_20_Emphasis"><text:span text:style-name="T3">Pacientes</text:span></text:span><text:span text:style-name="T2"> escolham o canal de comunicação preferido (WhatsApp, Instagram, Facebook Messenger, e-mail, telefone).</text:span></text:p>
        </text:list-item>
        <text:list-item>
          <text:p text:style-name="P5"><text:span text:style-name="Strong_20_Emphasis"><text:span text:style-name="T3">Atendentes</text:span></text:span><text:span text:style-name="T2"> recebam e respondam a solicitações em uma única plataforma.</text:span></text:p>
        </text:list-item>
        <text:list-item>
          <text:p text:style-name="P5"><text:span text:style-name="Strong_20_Emphasis"><text:span text:style-name="T3">Gerentes</text:span></text:span><text:span text:style-name="T2"> monitorem e gerenciem atendentes, tendo acesso a relatórios e métricas.</text:span></text:p>
        </text:list-item>
      </text:list>
      <text:p text:style-name="Horizontal_20_Line"/>
      <text:h text:style-name="P2" text:outline-level="2"><text:span text:style-name="Strong_20_Emphasis"><text:span text:style-name="T1">3. Perfis de Usuários</text:span></text:span></text:h>
      <text:h text:style-name="P6" text:outline-level="3"><text:span text:style-name="Strong_20_Emphasis"><text:span text:style-name="T1">Paciente (usuário externo)</text:span></text:span></text:h>
      <text:list text:style-name="L3">
        <text:list-item>
          <text:p text:style-name="P7">Pode enviar mensagens por múltiplos canais.</text:p>
        </text:list-item>
        <text:list-item>
          <text:p text:style-name="P7">Recebe confirmações de agendamento e lembretes automáticos.</text:p>
        </text:list-item>
        <text:list-item>
          <text:p text:style-name="P7">Tem acesso ao histórico de conversas.</text:p>
        </text:list-item>
      </text:list>
      <text:h text:style-name="P6" text:outline-level="3"><text:span text:style-name="Strong_20_Emphasis"><text:span text:style-name="T1">Atendente (usuário interno)</text:span></text:span></text:h>
      <text:list text:style-name="L4">
        <text:list-item>
          <text:p text:style-name="P8">Acessa uma única plataforma para responder pacientes.</text:p>
        </text:list-item>
        <text:list-item>
          <text:p text:style-name="P8">Visualiza histórico de conversas.</text:p>
        </text:list-item>
        <text:list-item>
          <text:p text:style-name="P8">Registra informações relevantes (ex.: exames entregues, agendamentos confirmados).</text:p>
        </text:list-item>
      </text:list>
      <text:h text:style-name="P6" text:outline-level="3"><text:span text:style-name="Strong_20_Emphasis"><text:span text:style-name="T1">Gerente (usuário interno – superior ao atendente)</text:span></text:span></text:h>
      <text:list text:style-name="L5">
        <text:list-item>
          <text:p text:style-name="P9">Gerencia fila de atendimentos e distribuição entre atendentes.</text:p>
        </text:list-item>
        <text:list-item>
          <text:p text:style-name="P9">Monitora produtividade de cada atendente (tempo médio de resposta, número de atendimentos, taxa de resolução).</text:p>
        </text:list-item>
        <text:list-item>
          <text:p text:style-name="P9">Pode intervir em atendimentos críticos.</text:p>
        </text:list-item>
        <text:list-item>
          <text:p text:style-name="P9">Tem acesso a relatórios consolidados.</text:p>
        </text:list-item>
      </text:list>
      <text:p text:style-name="Horizontal_20_Line"/>
      <text:h text:style-name="P2" text:outline-level="2"><text:soft-page-break/><text:span text:style-name="Strong_20_Emphasis"><text:span text:style-name="T1">4. Funcionalidades Principais</text:span></text:span></text:h>
      <text:list text:style-name="L6">
        <text:list-item>
          <text:p text:style-name="P10"><text:span text:style-name="Strong_20_Emphasis"><text:span text:style-name="T3">Omnichannel</text:span></text:span><text:span text:style-name="T2">: Integração com WhatsApp, Facebook Messenger, Instagram Direct, E-mail e Chat do site.</text:span></text:p>
        </text:list-item>
        <text:list-item>
          <text:p text:style-name="P10"><text:span text:style-name="Strong_20_Emphasis"><text:span text:style-name="T3">Painel do Atendente</text:span></text:span><text:span text:style-name="T2">: Caixa de entrada unificada, histórico de conversas, respostas rápidas, integração com agenda médica.</text:span></text:p>
        </text:list-item>
        <text:list-item>
          <text:p text:style-name="P10"><text:span text:style-name="Strong_20_Emphasis"><text:span text:style-name="T3">Painel do Gerente</text:span></text:span><text:span text:style-name="T2">:</text:span></text:p>
          <text:list>
            <text:list-item>
              <text:p text:style-name="P11">Dashboard de desempenho (número de atendimentos, SLA de resposta, taxa de conversão em consultas).</text:p>
            </text:list-item>
            <text:list-item>
              <text:p text:style-name="P11">Ferramenta de supervisão (ver conversas em tempo real, redirecionar atendimentos).</text:p>
            </text:list-item>
            <text:list-item>
              <text:p text:style-name="P11">Gestão de filas e escalonamento.</text:p>
            </text:list-item>
          </text:list>
        </text:list-item>
        <text:list-item>
          <text:p text:style-name="P10"><text:span text:style-name="Strong_20_Emphasis"><text:span text:style-name="T3">Integrações</text:span></text:span><text:span text:style-name="T2">:</text:span></text:p>
          <text:list>
            <text:list-item>
              <text:p text:style-name="P11">Agenda médica e sistema de prontuário eletrônico.</text:p>
            </text:list-item>
            <text:list-item>
              <text:p text:style-name="P11">Ferramentas de lembrete automático (SMS, e-mail, WhatsApp).</text:p>
            </text:list-item>
          </text:list>
        </text:list-item>
        <text:list-item>
          <text:p text:style-name="P10"><text:span text:style-name="Strong_20_Emphasis"><text:span text:style-name="T3">Relatórios</text:span></text:span><text:span text:style-name="T2">: Indicadores de produtividade e satisfação do paciente.</text:span></text:p>
        </text:list-item>
      </text:list>
      <text:p text:style-name="Horizontal_20_Line"/>
      <text:h text:style-name="P2" text:outline-level="2"><text:span text:style-name="Strong_20_Emphasis"><text:span text:style-name="T1">5. Benefícios Esperados</text:span></text:span></text:h>
      <text:list text:style-name="L7">
        <text:list-item>
          <text:p text:style-name="P12"><text:span text:style-name="Strong_20_Emphasis"><text:span text:style-name="T3">Para a clínica</text:span></text:span><text:span text:style-name="T2">: organização, rapidez no atendimento, aumento de consultas agendadas.</text:span></text:p>
        </text:list-item>
        <text:list-item>
          <text:p text:style-name="P12"><text:span text:style-name="Strong_20_Emphasis"><text:span text:style-name="T3">Para os pacientes</text:span></text:span><text:span text:style-name="T2">: conveniência, atendimento consistente em qualquer canal.</text:span></text:p>
        </text:list-item>
        <text:list-item>
          <text:p text:style-name="P12"><text:span text:style-name="Strong_20_Emphasis"><text:span text:style-name="T3">Para os gerentes</text:span></text:span><text:span text:style-name="T2">: visibilidade do desempenho da equipe, possibilidade de agir rapidamente em gargalos.</text:span></text:p>
        </text:list-item>
      </text:list>
      <text:p text:style-name="P13"><text:line-break/><text:span text:style-name="T2">O aluno deve desenvolver: </text:span><text:line-break/><text:line-break/><text:span text:style-name="T2">Modelo conceitual do sistema (arquitetura);</text:span><text:line-break/><text:span text:style-name="Strong_20_Emphasis"><text:span text:style-name="T2">Regras de negócio</text:span></text:span><text:span text:style-name="T4"> </text:span><text:span text:style-name="T2">(como o gerente gerencia atendentes, como os canais são integrados);</text:span><text:line-break/><text:span text:style-name="Strong_20_Emphasis"><text:span text:style-name="T2">Protótipo em plataforma Low-Code/No-Code</text:span></text:span><text:span text:style-name="T4"> </text:span><text:span text:style-name="T2">desenvolvida em  Power Apps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16:32:57.211927800</meta:creation-date>
    <dc:date>2025-09-21T16:42:33.287396200</dc:date>
    <meta:editing-duration>PT9M38S</meta:editing-duration>
    <meta:editing-cycles>1</meta:editing-cycles>
    <meta:document-statistic meta:table-count="0" meta:image-count="0" meta:object-count="0" meta:page-count="2" meta:paragraph-count="41" meta:word-count="376" meta:character-count="2667" meta:non-whitespace-character-count="2355"/>
    <meta:generator>LibreOffice/25.8.1.1$Windows_X86_64 LibreOffice_project/54047653041915e595ad4e45cccea684809c77b5</meta:generator>
  </office:meta>
</office:document-meta>
</file>